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6385" officeooo:paragraph-rsid="001e6385"/>
    </style:style>
    <style:style style:name="P2" style:family="paragraph" style:parent-style-name="Standard">
      <style:paragraph-properties fo:text-align="center" style:justify-single-word="false"/>
      <style:text-properties officeooo:rsid="001e6385" officeooo:paragraph-rsid="001e6385"/>
    </style:style>
    <style:style style:name="P3" style:family="paragraph" style:parent-style-name="Standard">
      <style:text-properties officeooo:rsid="001f306c" officeooo:paragraph-rsid="001f306c"/>
    </style:style>
    <style:style style:name="P4" style:family="paragraph" style:parent-style-name="Standard">
      <style:text-properties officeooo:rsid="0020dfc3" officeooo:paragraph-rsid="0020dfc3"/>
    </style:style>
    <style:style style:name="P5" style:family="paragraph" style:parent-style-name="Standard">
      <style:text-properties officeooo:rsid="0020dfc3" officeooo:paragraph-rsid="00218ce5"/>
    </style:style>
    <style:style style:name="P6" style:family="paragraph" style:parent-style-name="Standard">
      <style:text-properties officeooo:rsid="00218ce5" officeooo:paragraph-rsid="00218ce5"/>
    </style:style>
    <style:style style:name="T1" style:family="text">
      <style:text-properties officeooo:rsid="001e6385"/>
    </style:style>
    <style:style style:name="T2" style:family="text">
      <style:text-properties officeooo:rsid="001f306c"/>
    </style:style>
    <style:style style:name="T3" style:family="text">
      <style:text-properties officeooo:rsid="00218ce5"/>
    </style:style>
    <style:style style:name="T4" style:family="text">
      <style:text-properties officeooo:rsid="0022a053"/>
    </style:style>
    <style:style style:name="T5" style:family="text">
      <style:text-properties officeooo:rsid="0022c6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4">Law of Sub-Type Reduction</text:span><text:line-break/><text:span text:style-name="T5">by Transitivity Variable Elimination</text:span></text:p>
      <text:p text:style-name="P2">by Sven Nilsen, 2017</text:p>
      <text:p text:style-name="P1"/>
      <text:p text:style-name="P1">Sometimes a variable can be eliminated from a proof, making it much easier to check. This is possible when there is some function `f` that <text:span text:style-name="T2">has the following property by material implication:</text:span></text:p>
      <text:p text:style-name="P1"/>
      <text:p text:style-name="P1"><text:tab/>∀ a, b, c : <text:span text:style-name="T2">A</text:span> { f(b, c) → ( f(a, b) → f(a, c) ) }</text:p>
      <text:p text:style-name="P1"/>
      <text:p text:style-name="P1"><text:tab/>f : A ⨯ A → bool</text:p>
      <text:p text:style-name="P1"/>
      <text:p text:style-name="P3">This property is called “transitivity” and is equivalent to <text:span text:style-name="T4">the traditional definition</text:span>:</text:p>
      <text:p text:style-name="P3"/>
      <text:p text:style-name="P3"><text:tab/><text:span text:style-name="T1">∀ a, b, c : </text:span>A<text:span text:style-name="T1"> { </text:span>f(a, b) ∧ <text:span text:style-name="T1">f(b, c) → </text:span>f(a, c)<text:span text:style-name="T1"> }</text:span></text:p>
      <text:p text:style-name="P1"/>
      <text:p text:style-name="P3">One can easier see why <text:span text:style-name="T4">a variable can be eliminated</text:span> by writing it another way:</text:p>
      <text:p text:style-name="P3"/>
      <text:p text:style-name="P3"><text:tab/><text:span text:style-name="T1">∀ b, c : </text:span>A<text:span text:style-name="T1"> { f(b, c) → ∀ </text:span>a : A {<text:span text:style-name="T1"> f(a, b) → f(a, c) </text:span>}<text:span text:style-name="T1"> }</text:span></text:p>
      <text:p text:style-name="P3"/>
      <text:p text:style-name="P3">With other words, proving `f(b, c)` is sufficient to prove `<text:span text:style-name="T1">f(a, b) → f(a, c)</text:span>` for any `a`.</text:p>
      <text:p text:style-name="P3"/>
      <text:p text:style-name="P3">For example, <text:span text:style-name="T5">in path semantics one might want to reduce the following sub-type to `x : (&gt; 4)`</text:span>:</text:p>
      <text:p text:style-name="P3"/>
      <text:p text:style-name="P3"><text:tab/>x : (&gt; 2) ∧ (&gt; 4)</text:p>
      <text:p text:style-name="P3"/>
      <text:p text:style-name="P3">This is the same as two inequalities:</text:p>
      <text:p text:style-name="P3"/>
      <text:p text:style-name="P3"><text:tab/>( x &gt; 2 ) ∧ ( x &gt; 4 )</text:p>
      <text:p text:style-name="P3"/>
      <text:p text:style-name="P4">It is easy to see that if `x` is greater than 4, it must also be greater than `2`, so one implies the other.</text:p>
      <text:p text:style-name="P4"/>
      <text:p text:style-name="P5"><text:tab/>∀ <text:span text:style-name="T3">a, b { ( (a → b) ∧ a ) → a ∧ b }</text:span></text:p>
      <text:p text:style-name="P5"/>
      <text:p text:style-name="P6">From the law above one can deduce that `<text:span text:style-name="T2">( x &gt; 2 ) ∧ ( x &gt; 4 )</text:span>` must be true if `x &gt; 4` and:</text:p>
      <text:p text:style-name="P5"/>
      <text:p text:style-name="P5"><text:tab/><text:span text:style-name="T3">( x &gt; 4 ) → ( x &gt; 2 )</text:span></text:p>
      <text:p text:style-name="P5"/>
      <text:p text:style-name="P6">The `&gt;` operator is transitive, so the above is proved because the following is true:</text:p>
      <text:p text:style-name="P6"/>
      <text:p text:style-name="P6"><text:tab/>4 &gt; 2</text:p>
      <text:p text:style-name="P6"/>
      <text:p text:style-name="P6">Therefore, <text:span text:style-name="T4">what remains is `x &gt; 4` and </text:span>the sub-type can be reduced to:</text:p>
      <text:p text:style-name="P6"/>
      <text:p text:style-name="P6"><text:tab/>x : (&gt; 4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7:08:16.887217000</meta:creation-date>
    <dc:date>2017-11-26T18:06:57.031076000</dc:date>
    <meta:editing-duration>PT7M28S</meta:editing-duration>
    <meta:editing-cycles>1</meta:editing-cycles>
    <meta:document-statistic meta:table-count="0" meta:image-count="0" meta:object-count="0" meta:page-count="1" meta:paragraph-count="22" meta:word-count="308" meta:character-count="1294" meta:non-whitespace-character-count="998"/>
    <meta:generator>LibreOffice/5.1.2.2$MacOSX_X86_64 LibreOffice_project/d3bf12ecb743fc0d20e0be0c58ca359301eb705f</meta:generator>
  </office:meta>
</office:document-meta>
</file>